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986" officeooo:paragraph-rsid="0003f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a xlink:type="simple" xlink:href="https://classroom.google.com/u/0/c/MTU2NjUzMDg4MjM4/a/MjE5ODc1Njk3OTI3/details" text:style-name="Internet_20_link" text:visited-style-name="Visited_20_Internet_20_Link">https://classroom.google.com/u/0/c/MTU2NjUzMDg4MjM4/a/MjE5ODc1Njk3OTI3/details</text:a></text:p>
      <text:p text:style-name="P1">2. решение всей задачи</text:p>
      <text:p text:style-name="P1"><text:a xlink:type="simple" xlink:href="https://www.youtube.com/watch?v=-RwB7fYn80U" text:style-name="Internet_20_link" text:visited-style-name="Visited_20_Internet_20_Link">https://www.youtube.com/watch?v=-RwB7fYn80U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21:20:43.815846341</meta:creation-date>
    <dc:date>2021-03-12T21:21:39.085306096</dc:date>
    <meta:editing-duration>PT57S</meta:editing-duration>
    <meta:editing-cycles>1</meta:editing-cycles>
    <meta:document-statistic meta:table-count="0" meta:image-count="0" meta:object-count="0" meta:page-count="1" meta:paragraph-count="3" meta:word-count="7" meta:character-count="146" meta:non-whitespace-character-count="142"/>
    <meta:generator>LibreOffice/7.0.3.1$Linux_X86_64 LibreOffice_project/00$Build-1</meta:generator>
  </office:meta>
</office:document-meta>
</file>